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ConverterMethodProcessor.getProducibleMediaTypes( HttpServletRequest request , Class &lt; ? &gt; valueClass , @ Nullable Type target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MessageConverterMethodProcessor.addContentDispositionHeader( ServletServerHttpRequest request , ServletServerHttpResponse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MessageConverterMethodProcessor.getProducibleMediaTypes( HttpServletRequest request , Class &lt; ? &gt; valu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Processor.safeExtension( HttpServletRequest request , @ Nullable String exten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MessageConverterMethodProcessor.determineCompatibleMediaTypes( List &lt; MediaType &gt; acceptableTypes , List &lt; MediaType &gt; producibleTypes , List &lt; MediaType &gt; mediaTypesToU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ConverterMethodProcessor.getReturnValueType( @ Nullable Object value ,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Processor.createOutputMessage(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ConverterMethodProcessor.AbstractMessageConverterMethodProcessor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Processor.getAcceptableMediaType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Processor.writeWithMessageConverters( @ Nullable T value , MethodParameter returnType , ServletServerHttpRequest inputMessage , ServletServerHttpResponse outputMessag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AbstractMessageConverterMethodProcessor.safeMediaType(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ConverterMethodProcessor.getGenericType(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ConverterMethodProcessor.writeWithMessageConverters( T value , MethodParameter returnType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ConverterMethodProcessor.getMostSpecificMediaType( MediaType acceptType , MediaType produc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ConverterMethodProcessor.AbstractMessageConverterMethodProcessor( List &lt; HttpMessageConverter &lt; ? &gt; &gt; converters , @ Nullable ContentNegotiationManager contentNegoti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onverterMethodProcessor.AbstractMessageConverterMethodProcessor( List &lt; HttpMessageConverter &lt; ? &gt; &gt; converters , @ Nullable ContentNegotiationManager manager , @ Nullable List &lt; Object &gt; requestResponseBodyAd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ConverterMethodProcessor.isResourceType( @ Nullable Object value ,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ConverterMethodProcessor.resolveMediaType( ServletRequest request , String exten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